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paragraph-properties fo:margin-left="0cm"/>
      <style:text-properties style:font-name="Verdana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 fo:margin-left="0cm"/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justify" fo:margin-left="0cm"/>
      <style:text-properties style:font-name="Verdana"/>
    </style:style>
    <style:style style:name="ce22" style:family="table-cell" style:parent-style-name="Default">
      <style:text-properties style:font-name="Verdana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Patrick Kracht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 office:value-type="string" table:number-columns-spanned="2" table:number-rows-spanned="1">
            <text:p>Erste Experimente mit WX/G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 office:value-type="string" table:number-columns-spanned="2" table:number-rows-spanned="1">
            <text:p>Vorbereitung der Homepag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 office:value-type="string" table:number-columns-spanned="2" table:number-rows-spanned="5">
            <text:p>Weitere Experimente mit GL und Maus; wxWidgets Layout erweitert; Frame Erweiterung; Architektur-Besprechun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 office:value-type="string" table:number-columns-spanned="2" table:number-rows-spanned="2">
            <text:p>Tests mit verschieben und rotieren im GL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 office:value-type="string" table:number-columns-spanned="2" table:number-rows-spanned="2">
            <text:p>Icon-Sets vorbereitet; Maus Klasse weiterentwickel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 office:value-type="string" table:number-columns-spanned="2" table:number-rows-spanned="4">
            <text:p>TreePanels vorbereitet; MainFrame weiterentwickelt; erste Licht und Schatten Experimen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 office:value-type="string" table:number-columns-spanned="2" table:number-rows-spanned="4">
            <text:p>Probleme mit glCanvas; Rotation muss angepasst werden; Toolbar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 office:value-type="string" table:number-columns-spanned="2" table:number-rows-spanned="1">
            <text:p>Userstories, TodoList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 office:value-type="string" table:number-columns-spanned="2" table:number-rows-spanned="1">
            <text:p>Kommentare nachgezo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 office:value-type="string" table:number-columns-spanned="2" table:number-rows-spanned="2">
            <text:p>Treepanels erneuert; Modelle gesammelt; Toolbar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 office:value-type="string" table:number-columns-spanned="2" table:number-rows-spanned="3">
            <text:p>Komplettes Redesign; Umstellung auf Camera- und Maus-Mediator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 office:value-type="string" table:number-columns-spanned="2" table:number-rows-spanned="2">
            <text:p>Bumpmapping Boden eingebaut; SnapToGrid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 office:value-type="string" table:number-columns-spanned="2" table:number-rows-spanned="1">
            <text:p>Menü überarbeite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 office:value-type="string" table:number-columns-spanned="2" table:number-rows-spanned="2">
            <text:p>Gruppierfunktion erarbeitet; Kopieren, Ausschneiden, etc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 office:value-type="string" table:number-columns-spanned="2" table:number-rows-spanned="1">
            <text:p>Schatten/Displaylisten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 office:value-type="string" table:number-columns-spanned="2" table:number-rows-spanned="1">
            <text:p>Hilfe-Seiten gestar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 office:value-type="string" table:number-columns-spanned="2" table:number-rows-spanned="1">
            <text:p>Mediators und Tests erweitert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 office:value-type="string" table:number-columns-spanned="2" table:number-rows-spanned="1">
            <text:p>Preview-Canvas gefix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 office:value-type="string" table:number-columns-spanned="2" table:number-rows-spanned="1">
            <text:p>Hilfe-Frame erstellt und vorber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 office:value-type="string" table:number-columns-spanned="2" table:number-rows-spanned="1">
            <text:p>Hilfe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 office:value-type="string" table:number-columns-spanned="2" table:number-rows-spanned="2">
            <text:p>Kamera-Support für OPX Ex/Import; Doxygen Doku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 office:value-type="string" table:number-columns-spanned="2" table:number-rows-spanned="1">
            <text:p>Assembly überarbei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 office:value-type="string" table:number-columns-spanned="2" table:number-rows-spanned="3">
            <text:p>Bugfixes; Doku nachziehen; Mergen mit parallel entwickelten Teilen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Thorsten Moll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15" office:value-type="string" table:number-columns-spanned="2" table:number-rows-spanned="6">
            <text:p>wxWidgets und OpenGL Tests; Architektur-Besprechungen; Entwurfsplanung;</text:p>
          </table:table-cell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3">
            <text:p>interne Event Tests; Informationen zu Mausoperationen sammeln; GL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4">
            <text:p>Aufbau Klassenstruktur; Anpassungen an glCanvas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5" office:value-type="string" table:number-columns-spanned="2" table:number-rows-spanned="5">
            <text:p>globale Event-Verarbeitung; eigene Event-Klassen entwerfen; Draw-On-Event Struktur aufbau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15" office:value-type="string" table:number-columns-spanned="2" table:number-rows-spanned="2">
            <text:p>Kamera-Klasse aufbauen; Event-Erweiterung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5" office:value-type="string" table:number-columns-spanned="2" table:number-rows-spanned="3">
            <text:p>Kamera-Steuerung realisieren; Vektorrechnung einbau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5" office:value-type="string" table:number-columns-spanned="2" table:number-rows-spanned="2">
            <text:p>Umbauarbeiten; Struktur und GL-Klassen Erweiterung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5" office:value-type="string" table:number-columns-spanned="2" table:number-rows-spanned="2">
            <text:p>Umstellung der Kamera-Steuerung auf Mediatoren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5" office:value-type="string" table:number-columns-spanned="2" table:number-rows-spanned="2">
            <text:p>Kamera Optimierung für Laptops; Rotation verbess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5" office:value-type="string" table:number-columns-spanned="2" table:number-rows-spanned="1">
            <text:p>Screenshot-Funktio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5" office:value-type="string" table:number-columns-spanned="2" table:number-rows-spanned="3">
            <text:p>Undo-Redo-Funktion; Primitive vorbereitet; Doku ergänzt; Events erweit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5" office:value-type="string" table:number-columns-spanned="2" table:number-rows-spanned="1">
            <text:p>OBJ-Preview erstell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5" office:value-type="string" table:number-columns-spanned="2" table:number-rows-spanned="4">
            <text:p>Szenen-Anzeige entwickelt; Assembly Mediator gefixt; Szenen Umstellung auf Singleton; Tree-Datenstruktur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5" office:value-type="string" table:number-columns-spanned="2" table:number-rows-spanned="3">
            <text:p>Drag'n'Drop für beide Trees entwickelt; Bugfixes; Doku ergänzt; Events erweiter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5" office:value-type="string" table:number-columns-spanned="2" table:number-rows-spanned="1">
            <text:p>Frames für Primitive erstellt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5" office:value-type="string" table:number-columns-spanned="2" table:number-rows-spanned="2">
            <text:p>Tastatur-Events zur Kamerasteruerung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office:value-type="string" table:number-columns-spanned="2" table:number-rows-spanned="1">
            <text:p>Doku; Spec; Bugfixes;</text:p>
          </table:table-cell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6" table:default-cell-style-name="ce4"/>
        <table:table-column table:style-name="co1" table:number-columns-repeated="6" table:default-cell-style-name="ce22"/>
        <table:table-column table:style-name="co1" table:number-columns-repeated="1012" table:default-cell-style-name="ce4"/>
        <table:table-row table:style-name="ro1">
          <table:table-cell table:style-name="ce1" office:value-type="string" table:number-columns-spanned="6" table:number-rows-spanned="1">
            <text:p>Wochenstunden von Valentin Kunz</text:p>
          </table:table-cell>
          <table:covered-table-cell table:number-columns-repeated="5" table:style-name="ce5"/>
          <table:table-cell table:number-columns-repeated="6"/>
          <table:table-cell table:style-name="ce5" table:number-columns-repeated="1012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number-columns-repeated="6"/>
          <table:table-cell table:style-name="ce14" table:number-columns-repeated="1012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10" office:value-type="string" table:number-columns-spanned="2" table:number-rows-spanned="2">
            <text:p>SVN Struktur erstellt; wxWidgets Einarbeitung; XM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10" office:value-type="string" table:number-columns-spanned="2" table:number-rows-spanned="5">
            <text:p>wxSmith-Einrichtung; User-Stories erarbeiten; wxWidgets Test; erste Frames erstellt; Architektur-Besprechungen; MD5 integrie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 office:value-type="string" table:number-columns-spanned="2" table:number-rows-spanned="3">
            <text:p>komplettes Software Redesign; Assembly und Material Klassen vorbereitet; Strukturen; UML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0" office:value-type="string" table:number-columns-spanned="2" table:number-rows-spanned="2">
            <text:p>Parser für OBJ-Importer; Import implementie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10" office:value-type="string" table:number-columns-spanned="2" table:number-rows-spanned="1">
            <text:p>User-Stories erweite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10" office:value-type="string" table:number-columns-spanned="2" table:number-rows-spanned="4">
            <text:p>XML laden für OBJ Import (OPX); Notify-Eventstruktur erweitert; Bugfixes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11H00M00S">
            <text:p>11:00:00</text:p>
          </table:table-cell>
          <table:table-cell table:style-name="ce19" office:value-type="string" table:number-columns-spanned="2" table:number-rows-spanned="6">
            <text:p>Klassendiagramm; Vorbereitung für OAX Import/Export; Parser optimiert; OPX Import/Export; XML Anpassungen; Bugfixes;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4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20M00S">
            <text:p>09:20:00</text:p>
          </table:table-cell>
          <table:covered-table-cell table:style-name="ce19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0" office:value-type="string" table:number-columns-spanned="2" table:number-rows-spanned="2">
            <text:p>Tabelle für Szene eingebaut; OAX/OPX Änderungen (Spec)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0" office:value-type="string" table:number-columns-spanned="2" table:number-rows-spanned="2">
            <text:p>Debug-Frame angepasst; OBJ zu OAX-Converter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0" office:value-type="string" table:number-columns-spanned="2" table:number-rows-spanned="4">
            <text:p>Parser Anpassungen; Code Optimierung; Bugfixes; MD5-Hash-Erweiterung für eigenes Dateisystem; Zip-Container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0" office:value-type="string" table:number-columns-spanned="2" table:number-rows-spanned="3">
            <text:p>Bibliothek entwickelt; OAX Import aus Datenbank in Szene; Datenstruktur für Tree; 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0" office:value-type="string" table:number-columns-spanned="2" table:number-rows-spanned="2">
            <text:p>Frames für Converter/Importer; Primitiven Support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0" office:value-type="string" table:number-columns-spanned="2" table:number-rows-spanned="1">
            <text:p>OAX Export aus Bibliothek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0" office:value-type="string" table:number-columns-spanned="2" table:number-rows-spanned="2">
            <text:p>Bibliothek-Funktionen: Umbenennen, Kopieren, etc.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0" office:value-type="string" table:number-columns-spanned="2" table:number-rows-spanned="2">
            <text:p>Drag'n'Drop in Lib fertiggestellt; Doku; XML Anpassung; Bugfix;</text:p>
          </table:table-cell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0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0" table:number-columns-spanned="2" table:number-rows-spanned="1"/>
          <table:covered-table-cell table:style-name="ce20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71H59M44S">
            <text:p>371:5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Konstantin Balabin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15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4.11.2008</text:date>, <text:time>00:16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4T00:16:26.87</dc:date>
    <dc:creator>Patrick Kracht</dc:creator>
    <meta:editing-duration>PT03H52M29S</meta:editing-duration>
    <meta:editing-cycles>85</meta:editing-cycles>
    <meta:generator>OpenOffice.org/3.0$Win32 OpenOffice.org_project/300m9$Build-9358</meta:generator>
    <meta:document-statistic meta:table-count="4" meta:cell-count="765" meta:object-count="0"/>
    <meta:user-defined meta:name="Info 1"/>
    <meta:user-defined meta:name="Info 2"/>
    <meta:user-defined meta:name="Info 3"/>
    <meta:user-defined meta:name="Info 4"/>
  </office:meta>
</office:document-meta>
</file>